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a046" officeooo:paragraph-rsid="001ea046" style:font-weight-asian="normal" style:font-weight-complex="normal"/>
    </style:style>
    <style:style style:name="P2" style:family="paragraph" style:parent-style-name="Standard">
      <style:text-properties fo:font-weight="normal" officeooo:rsid="001f71ee" officeooo:paragraph-rsid="001f71ee" style:font-weight-asian="normal" style:font-weight-complex="normal"/>
    </style:style>
    <style:style style:name="P3" style:family="paragraph" style:parent-style-name="Standard">
      <style:text-properties fo:font-weight="normal" officeooo:rsid="00216eac" officeooo:paragraph-rsid="00216eac" style:font-weight-asian="normal" style:font-weight-complex="normal"/>
    </style:style>
    <style:style style:name="P4" style:family="paragraph" style:parent-style-name="Standard" style:list-style-name="L1">
      <style:text-properties officeooo:paragraph-rsid="001f71ee"/>
    </style:style>
    <style:style style:name="P5" style:family="paragraph" style:parent-style-name="Standard" style:list-style-name="L1">
      <style:text-properties officeooo:paragraph-rsid="00216eac"/>
    </style:style>
    <style:style style:name="P6" style:family="paragraph" style:parent-style-name="Standard" style:list-style-name="L1">
      <style:text-properties officeooo:rsid="00216eac" officeooo:paragraph-rsid="00216eac"/>
    </style:style>
    <style:style style:name="P7" style:family="paragraph" style:parent-style-name="Standard" style:list-style-name="L1">
      <style:text-properties fo:font-weight="normal" officeooo:rsid="00216eac" officeooo:paragraph-rsid="00216ea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2f40e" officeooo:paragraph-rsid="0022f40e" style:font-weight-asian="normal" style:font-weight-complex="normal"/>
    </style:style>
    <style:style style:name="P9" style:family="paragraph" style:parent-style-name="Standard">
      <style:text-properties fo:font-weight="normal" officeooo:rsid="001f71ee" officeooo:paragraph-rsid="001f71ee" style:font-weight-asian="normal" style:font-weight-complex="normal"/>
    </style:style>
    <style:style style:name="P10" style:family="paragraph" style:parent-style-name="Standard">
      <style:text-properties fo:font-weight="normal" officeooo:rsid="0027da8f" officeooo:paragraph-rsid="0027da8f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7da8f" officeooo:paragraph-rsid="0027da8f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7da8f" officeooo:paragraph-rsid="0027da8f" style:font-weight-asian="normal" style:font-weight-complex="normal"/>
    </style:style>
    <style:style style:name="P13" style:family="paragraph" style:parent-style-name="Standard">
      <style:text-properties fo:font-weight="normal" officeooo:rsid="001ea046" officeooo:paragraph-rsid="001ea046" style:font-weight-asian="normal" style:font-weight-complex="normal"/>
    </style:style>
    <style:style style:name="P14" style:family="paragraph" style:parent-style-name="Standard" style:list-style-name="L1">
      <style:text-properties officeooo:rsid="0022f40e" officeooo:paragraph-rsid="0022f40e"/>
    </style:style>
    <style:style style:name="P15" style:family="paragraph" style:parent-style-name="Standard" style:list-style-name="L1">
      <style:text-properties officeooo:rsid="0024f2c0" officeooo:paragraph-rsid="0024f2c0"/>
    </style:style>
    <style:style style:name="P16" style:family="paragraph" style:parent-style-name="Standard" style:list-style-name="L1">
      <style:text-properties fo:font-weight="bold" officeooo:rsid="00264d3a" officeooo:paragraph-rsid="00264d3a" style:font-weight-asian="bold" style:font-weight-complex="bold"/>
    </style:style>
    <style:style style:name="P17" style:family="paragraph" style:parent-style-name="Standard">
      <style:text-properties fo:font-weight="bold" officeooo:rsid="0027da8f" officeooo:paragraph-rsid="0027da8f" style:font-weight-asian="bold" style:font-weight-complex="bold"/>
    </style:style>
    <style:style style:name="P18" style:family="paragraph" style:parent-style-name="Standard">
      <style:text-properties fo:font-size="14pt" fo:font-weight="normal" officeooo:rsid="001ea046" officeooo:paragraph-rsid="001ea046" style:font-weight-asian="normal" style:font-weight-complex="normal"/>
    </style:style>
    <style:style style:name="P19" style:family="paragraph" style:parent-style-name="Standard">
      <style:text-properties fo:font-size="14pt" fo:font-weight="normal" officeooo:rsid="001f71ee" officeooo:paragraph-rsid="001f71ee" style:font-weight-asian="normal" style:font-weight-complex="normal"/>
    </style:style>
    <style:style style:name="P20" style:family="paragraph" style:parent-style-name="Text_20_body" style:list-style-name="L1">
      <style:text-properties officeooo:paragraph-rsid="00264d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ef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6eac" style:font-weight-asian="normal" style:font-weight-complex="normal"/>
    </style:style>
    <style:style style:name="T5" style:family="text">
      <style:text-properties fo:font-weight="normal" officeooo:rsid="001f71ee" style:font-weight-asian="normal" style:font-weight-complex="normal"/>
    </style:style>
    <style:style style:name="T6" style:family="text">
      <style:text-properties fo:font-weight="normal" officeooo:rsid="0023efb7" style:font-weight-asian="normal" style:font-weight-complex="normal"/>
    </style:style>
    <style:style style:name="T7" style:family="text">
      <style:text-properties fo:font-weight="normal" officeooo:rsid="0025ebf6" style:font-weight-asian="normal" style:font-weight-complex="normal"/>
    </style:style>
    <style:style style:name="T8" style:family="text">
      <style:text-properties fo:font-weight="normal" officeooo:rsid="002703f1" style:font-weight-asian="normal" style:font-weight-complex="normal"/>
    </style:style>
    <style:style style:name="T9" style:family="text">
      <style:text-properties officeooo:rsid="0025ebf6"/>
    </style:style>
    <style:style style:name="T10" style:family="text">
      <style:text-properties fo:font-size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oogle Calendar Integration W.R.T <text:span text:style-name="T1">LSAClassroom </text:span></text:p>
      <text:p text:style-name="P18"><text:span text:style-name="T1"/></text:p>
      <text:p text:style-name="P1">1. Events in google calendar can refered to as <text:span text:style-name="T1">tasks</text:span> in lsa calendar. These tasks can be created from lsa classroom and will be visible in google calendar as events and <text:span text:style-name="T1">VICE-VERSA.</text:span></text:p>
      <text:p text:style-name="P10">2. Time and date conversion will have to be managed as google maintains time with local time of user and we use server date time.</text:p>
      <text:p text:style-name="P10">3. We will have to maintain these <text:span text:style-name="T1">tasks </text:span>in a table or in a json.</text:p>
      <text:p text:style-name="P10">4. This will allow easier fetching and syncing with google without causing significant lag in our system.</text:p>
      <text:p text:style-name="P1"/>
      <text:p text:style-name="P3">Each user has its own calendar</text:p>
      <text:p text:style-name="P3"/>
      <text:p text:style-name="P19"><text:span text:style-name="T1">Event</text:span> in<text:span text:style-name="T1"> Google Calendar</text:span></text:p>
      <text:p text:style-name="P2"/>
      <text:list xml:id="list6852197342844738737" text:style-name="L1">
        <text:list-item>
          <text:p text:style-name="P4"><text:span text:style-name="T4">event </text:span><text:span text:style-name="T5">ID is unique within a calendar</text:span></text:p>
        </text:list-item>
        <text:list-item>
          <text:p text:style-name="P6"><text:span text:style-name="T5">S</text:span><text:span text:style-name="T3">tart and end date time</text:span></text:p>
        </text:list-item>
        <text:list-item>
          <text:p text:style-name="P7">Contains other data such as summary, description, location ,status, reminder, attachements etc.</text:p>
        </text:list-item>
        <text:list-item>
          <text:p text:style-name="P7">Two types based on occurence-</text:p>
          <text:list>
            <text:list-item>
              <text:p text:style-name="P7">Single<text:tab/>Event</text:p>
            </text:list-item>
            <text:list-item>
              <text:p text:style-name="P7">Recurring Event</text:p>
              <text:list>
                <text:list-item>
                  <text:p text:style-name="P8">Start and end fields</text:p>
                </text:list-item>
                <text:list-item>
                  <text:p text:style-name="P14"><text:span text:style-name="T3">Recurrence field – </text:span><text:span text:style-name="T6">Array consisting of one or several reccurence rule. Reccurrence rule can contain </text:span><text:span text:style-name="T2">RRULE</text:span><text:span text:style-name="T6">, </text:span><text:span text:style-name="T2">RDATE </text:span><text:span text:style-name="T6">or </text:span><text:span text:style-name="T2">EXDATE.</text:span></text:p>
                </text:list-item>
                <text:list-item>
                  <text:p text:style-name="P15"><text:span text:style-name="T2">R</text:span><text:span text:style-name="T1">RULE- </text:span><text:span text:style-name="T3">Defines a regular rule for repeating the event. Contains various fields to calculate the dates </text:span><text:span text:style-name="T7">of occurence</text:span></text:p>
                  <text:list>
                    <text:list-item>
                      <text:p text:style-name="P20"><text:span text:style-name="Source_20_Text"><text:span text:style-name="T7">FREQ</text:span></text:span><text:span text:style-name="T7"> — The frequency with which the event should be repeated (such as </text:span><text:span text:style-name="Source_20_Text"><text:span text:style-name="T7">DAILY</text:span></text:span><text:span text:style-name="T7"> or </text:span><text:span text:style-name="Source_20_Text"><text:span text:style-name="T7">WEEKLY</text:span></text:span><text:span text:style-name="T7">). Required.</text:span></text:p>
                    </text:list-item>
                    <text:list-item>
                      <text:p text:style-name="P20"><text:span text:style-name="Source_20_Text">INTERVAL</text:span> — Works together with <text:span text:style-name="Source_20_Text">FREQ</text:span> to specify how often the event should be repeated. For example, <text:span text:style-name="Source_20_Text">FREQ=DAILY;INTERVAL=2</text:span> means once every two days.</text:p>
                    </text:list-item>
                    <text:list-item>
                      <text:p text:style-name="P20"><text:span text:style-name="Source_20_Text">COUNT</text:span> — Number of times this event should be repeated.</text:p>
                    </text:list-item>
                    <text:list-item>
                      <text:p text:style-name="P20"><text:span text:style-name="Source_20_Text">UNTIL</text:span> — The date or date-time until which the event should be repeated (inclusive).</text:p>
                    </text:list-item>
                    <text:list-item>
                      <text:p text:style-name="P20"><text:span text:style-name="Source_20_Text">BYDAY</text:span> — Days of the week on which the event should be repeated (<text:span text:style-name="Source_20_Text">SU</text:span>, <text:span text:style-name="Source_20_Text">MO</text:span>, <text:span text:style-name="Source_20_Text">TU</text:span>, etc.). Other similar components include <text:span text:style-name="Source_20_Text">BYMONTH</text:span>, <text:span text:style-name="Source_20_Text">BYYEARDAY</text:span>, and <text:span text:style-name="Source_20_Text">BYHOUR</text:span>.</text:p>
                    </text:list-item>
                  </text:list>
                </text:list-item>
                <text:list-item>
                  <text:p text:style-name="P16"><text:span text:style-name="T9">R</text:span>DATE- <text:span text:style-name="T3">Indicates additional dates or datetimes not covered by the </text:span>RRULE <text:span text:style-name="T3"><text:s/></text:span><text:span text:style-name="T8">on which event is to occure</text:span>.</text:p>
                </text:list-item>
                <text:list-item>
                  <text:p text:style-name="P16">EXDATE-<text:span text:style-name="T8">Indicates dates or datetimes when the event should not happen.</text:span> </text:p>
                </text:list-item>
              </text:list>
            </text:list-item>
          </text:list>
        </text:list-item>
        <text:list-item>
          <text:p text:style-name="P7">Two types based on time</text:p>
          <text:list>
            <text:list-item>
              <text:p text:style-name="P5"><text:span text:style-name="T4">Timed Event - </text:span><text:span text:style-name="T3">occurs between two specific points in time. Timed events use the </text:span><text:span text:style-name="Source_20_Text"><text:span text:style-name="T3">start.dateTime</text:span></text:span><text:span text:style-name="T3"> and </text:span><text:span text:style-name="Source_20_Text"><text:span text:style-name="T3">end.dateTime</text:span></text:span><text:span text:style-name="T3"> fields to specify when they occur.</text:span></text:p>
            </text:list-item>
            <text:list-item>
              <text:p text:style-name="P5"><text:span text:style-name="T4">spans an entire day or consecutive series of days. All-day events use the </text:span><text:span text:style-name="Source_20_Text"><text:span text:style-name="T4">start.date</text:span></text:span><text:span text:style-name="T4"> and </text:span><text:span text:style-name="Source_20_Text"><text:span text:style-name="T4">end.date</text:span></text:span><text:span text:style-name="T4"> fields to specify when they occur. Note that the timezone field has no significance for all-day events.</text:span></text:p>
            </text:list-item>
          </text:list>
        </text:list-item>
        <text:list-item>
          <text:p text:style-name="P7">Can have multiple attendees</text:p>
        </text:list-item>
      </text:list>
      <text:p text:style-name="P2"/>
      <text:p text:style-name="P2"/>
      <text:p text:style-name="P2"/>
      <text:p text:style-name="P17"><text:soft-page-break/><text:span text:style-name="T10">Authorization process</text:span></text:p>
      <text:p text:style-name="P10"/>
      <text:list xml:id="list6285309605094143575" text:style-name="L3">
        <text:list-item>
          <text:p text:style-name="P11">Libsys will register LSAC with google API and will be provided with a clientId and client secrent.</text:p>
        </text:list-item>
        <text:list-item>
          <text:p text:style-name="P11">Each user will need a gmailId in order to access this feature.</text:p>
        </text:list-item>
        <text:list-item>
          <text:p text:style-name="P11">Users will need to provide authentication for the same and an authorization token will be provided by google for each user which will allow us to access the data.</text:p>
        </text:list-item>
        <text:list-item>
          <text:p text:style-name="P11">Data can be accessed only with valid access tokens.</text:p>
        </text:list-item>
      </text:list>
      <text:p text:style-name="P10"/>
      <text:p text:style-name="P17">Proposed plan of Integration</text:p>
      <text:list xml:id="list4685702174707139213" text:style-name="L4">
        <text:list-item>
          <text:p text:style-name="P12">Create a central project of Calendar Integration.</text:p>
        </text:list-item>
        <text:list-item>
          <text:p text:style-name="P12">This project will maintain the clientId and client secret for api authorization and we can centrally maintain user authorization token for calendar.</text:p>
        </text:list-item>
        <text:list-item>
          <text:p text:style-name="P12">This will allow us to authorize all libsys applications that may require authorization to not process authorization everytime a user wants to access google feature.</text:p>
        </text:list-item>
        <text:list-item>
          <text:p text:style-name="P12">This central project will also provide generalized api for insert, delete , edit and view which can be accessed by different applications.</text:p>
        </text:list-item>
        <text:list-item>
          <text:p text:style-name="P12">The same project can also manage outlook calend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3:44:26.892338564</meta:creation-date>
    <dc:date>2020-05-05T18:53:04.228599320</dc:date>
    <meta:editing-duration>PT5H16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539" meta:character-count="3171" meta:non-whitespace-character-count="2690"/>
  </office:meta>
</office:document-meta>
</file>